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Ital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font-size="24pt" fo:language="pl" fo:country="PL" style:font-size-asian="24pt" style:font-size-complex="24pt"/>
    </style:style>
    <style:style style:name="P3" style:family="paragraph" style:parent-style-name="Text_20_body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>
      <style:paragraph-properties fo:text-align="start" style:justify-single-word="false" fo:orphans="2" fo:widows="2" style:writing-mode="lr-tb"/>
      <style:text-properties style:font-name="Liberation Serif" fo:font-size="14pt" fo:font-weight="bold" style:font-name-asian="DejaVu Sans" style:font-size-asian="14pt" style:font-weight-asian="bold" style:font-name-complex="Liberation Sans1" style:font-size-complex="14pt" style:font-weight-complex="bold"/>
    </style:style>
    <style:style style:name="P7" style:family="paragraph" style:parent-style-name="Text_20_body">
      <style:paragraph-properties fo:text-align="start" style:justify-single-word="false" fo:orphans="2" fo:widows="2" style:writing-mode="lr-tb"/>
    </style:style>
    <style:style style:name="P8" style:family="paragraph" style:parent-style-name="Text_20_body">
      <style:text-properties fo:font-style="normal" style:font-style-asian="normal" style:font-style-complex="normal"/>
    </style:style>
    <style:style style:name="P9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style:font-name="Liberation Serif" fo:font-size="12pt" fo:font-weight="bold" style:font-name-asian="DejaVu Sans" style:font-size-asian="12pt" style:font-weight-asian="bold" style:font-name-complex="Liberation Sans1" style:font-size-complex="12pt" style:font-weight-complex="bold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paragraph-properties fo:text-align="start" style:justify-single-word="false"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P13" style:family="paragraph" style:parent-style-name="Text_20_body">
      <style:paragraph-properties fo:text-align="start" style:justify-single-word="false" fo:orphans="2" fo:widows="2" style:writing-mode="lr-tb"/>
      <style:text-properties style:font-name="Liberation Serif" fo:font-size="12pt" fo:font-weight="bold" style:font-name-asian="DejaVu Sans" style:font-size-asian="12pt" style:font-weight-asian="bold" style:font-name-complex="Liberation Sans1" style:font-size-complex="12pt" style:font-weight-complex="bold"/>
    </style:style>
    <style:style style:name="P14" style:family="paragraph" style:parent-style-name="Text_20_body">
      <style:paragraph-properties fo:text-align="start" style:justify-single-word="false" fo:orphans="2" fo:widows="2" style:writing-mode="lr-tb"/>
    </style:style>
    <style:style style:name="P15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16" style:family="paragraph" style:parent-style-name="Heading_20_1">
      <style:text-properties fo:font-style="normal" style:font-style-asian="normal" style:font-style-complex="normal"/>
    </style:style>
    <style:style style:name="P17" style:family="paragraph" style:parent-style-name="Heading_20_1" style:list-style-name="">
      <style:paragraph-properties fo:text-align="start" style:justify-single-word="false" fo:orphans="2" fo:widows="2"/>
      <style:text-properties fo:font-style="normal" style:font-style-asian="normal" style:font-style-complex="normal"/>
    </style:style>
    <style:style style:name="P18" style:family="paragraph" style:parent-style-name="Heading_20_1">
      <style:paragraph-properties fo:break-before="page"/>
    </style:style>
    <style:style style:name="P19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20" style:family="paragraph" style:parent-style-name="shell_20_comman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erif" fo:font-size="12pt" style:font-name-asian="DejaVu Sans" style:font-size-asian="12pt" style:font-name-complex="Liberation Sans1" style:font-size-complex="12pt"/>
    </style:style>
    <style:style style:name="T5" style:family="text">
      <style:text-properties style:font-name="Liberation Serif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teor + Vagrant – tworzenie środowiska pracy i serwera, deploy, reverse-proxy</text:p>
      <text:p text:style-name="P2"/>
      <text:p text:style-name="P2"/>
      <text:list xml:id="list1128639825" text:style-name="Outline">
        <text:list-item>
          <text:h text:style-name="Heading_20_1" text:outline-level="1">Uruchomienie maszyny dev</text:h>
        </text:list-item>
      </text:list>
      <text:p text:style-name="P3">Instalacja Vagrant i VirtualBox</text:p>
      <text:p text:style-name="Text_20_body">Zainstalować najnowszą wersję VirtualBox ze strony <text:a xlink:type="simple" xlink:href="https://www.virtualbox.org/wiki/Linux_Downloads">https://www.virtualbox.org/wiki/Linux_Downloads</text:a></text:p>
      <text:p text:style-name="Text_20_body">Zainstalować najnowszą wersję Vagrant ze strony</text:p>
      <text:p text:style-name="Text_20_body"><text:a xlink:type="simple" xlink:href="https://www.vagrantup.com/downloads.html">https://www.vagrantup.com/downloads.html</text:a></text:p>
      <text:p text:style-name="Text_20_body">Instalacja plików .deb:</text:p>
      <text:p text:style-name="shell_20_command">sudo dpkg -i xxx.deb</text:p>
      <text:p text:style-name="P4"/>
      <text:p text:style-name="P4">Uruchomienie maszyny</text:p>
      <text:p text:style-name="Text_20_body">W głównym katalogu <text:span text:style-name="T1">meteor-test-app</text:span> pobranym z git:</text:p>
      <text:p text:style-name="shell_20_command">vagrant up</text:p>
      <text:p text:style-name="Text_20_body">Po zakończeniu się tworzenia maszyny i przy braku błędów w fazie <text:span text:style-name="T1">provision</text:span><text:span text:style-name="T2"> powinno być możliwe zalogowanie się do maszyny i uruchomienie aplikacji:</text:span></text:p>
      <text:p text:style-name="shell_20_command">vagrant ssh</text:p>
      <text:p text:style-name="shell_20_command"># Jeśli wszystko przebiegło pomyślnie, jesteśmy w maszynie wirtualnej</text:p>
      <text:p text:style-name="shell_20_command">cd meteor-test-app</text:p>
      <text:p text:style-name="shell_20_command">meteor</text:p>
      <text:p text:style-name="Text_20_body">Po chwili od wydania polecenia <text:span text:style-name="T1">meteor</text:span><text:span text:style-name="T2"> powinien uruchomić się serwer testowy na porcie 3000, który przekierowany jest na komputer-host.</text:span></text:p>
      <text:p text:style-name="Text_20_body"><text:span text:style-name="T2">Aby sprawdzić, czy aplikacja działa, należy wejść na stronę </text:span><text:a xlink:type="simple" xlink:href="http://127.0.0.1:3000/"><text:span text:style-name="T2">http://127.0.0.1:3000</text:span></text:a></text:p>
      <text:h text:style-name="P17" text:outline-level="1"/>
      <text:list xml:id="list1509616562" text:continue-numbering="true" text:style-name="Outline">
        <text:list-item>
          <text:h text:style-name="P19" text:outline-level="1">Aktualizacja oprogramowania i aplikacji</text:h>
        </text:list-item>
      </text:list>
      <text:p text:style-name="P5">Tzw. „provisioning” na maszynie podzielony jest na dwa etapy - „setup” i „app”. Setup aktualizuje oprogramowanie na maszynie, a app służy do kopiowania plików pobranych z git lub edytowanych lokalnie do maszyny.</text:p>
      <text:p text:style-name="P5">Aby zaktualizować meteor i wszystkie inne składniki na maszynie dev, przy okazji aktualizując także pliki aplikacji, należy wykonać automatyczny proces provision bez parametrów:</text:p>
      <text:p text:style-name="P20"># w folderze meteor-test-app</text:p>
      <text:p text:style-name="P20">vagrant provision</text:p>
      <text:p text:style-name="P5">Aby zaktualizować tylko jedną z tych rzeczy, należy użyć flagi –provision-with z nazwą provisionera, to jest, aby zaktualizować tylko aplikację (skopiować ją z hosta do maszyny dev):</text:p>
      <text:p text:style-name="P20">vagrant provision –provision-with app</text:p>
      <text:p text:style-name="P9">Jest to zalecana (a w zasadzie obowiązkowa) akcja po wykonaniu git pull lub po edycji plików aplikacji na zewnątrz maszyny dev.</text:p>
      <text:p text:style-name="P5"><text:s/></text:p>
      <text:p text:style-name="P5">Aby zaktualizować jedynie oprogramowanie (meteor, mongodb, node, npm + moduły):</text:p>
      <text:p text:style-name="P20">vagrant provision –provision-with setup</text:p>
      <text:list xml:id="list1091884776" text:continue-numbering="true" text:style-name="Outline">
        <text:list-item>
          <text:h text:style-name="P16" text:outline-level="1">Uruchomienie testowego serwera produkcyjnego i deploy</text:h>
        </text:list-item>
      </text:list>
      <text:p text:style-name="Text_20_body"><text:span text:style-name="T2">Podobnie jak w punkcie 1., w katalogu </text:span><text:span text:style-name="T1">meteor-test-app/production</text:span><text:span text:style-name="T2"> z poziomu hosta należy uruchomić polecenie </text:span><text:span text:style-name="T1">vagrant up.</text:span></text:p>
      <text:p text:style-name="P5">Po zakończeniu procesu powinno być możliwe zalogowanie się przez ssh na nowy serwer jako root.</text:p>
      <text:list xml:id="list1847935076" text:continue-numbering="true" text:style-name="Outline">
        <text:list-item>
          <text:h text:style-name="Heading_20_1" text:outline-level="1">Wdrożenie aplikacji na serwer</text:h>
        </text:list-item>
      </text:list>
      <text:p text:style-name="Text_20_body">Mając działający serwer, możliwe jest teraz wdrożenie na niego aplikacji.</text:p>
      <text:p text:style-name="P5">Aby to zrobić, należy na maszynie dev przejść do folderu ~/meteor-test-app/production i uruchomić skrypt deploy.sh:</text:p>
      <text:p text:style-name="shell_20_command">cd ~/meteor-test-app/production<text:line-break/>./deploy.sh</text:p>
      <text:p text:style-name="Text_20_body">Uwaga: w pliku meteor-test-app/production/.deploy/mup.js znajdują się ustawienia programu mup. Jest to między innymi docelowy port, na którym będzie działał serwer, domyślnie jest to 3000.</text:p>
      <text:list xml:id="list571517074" text:continue-numbering="true" text:style-name="Outline">
        <text:list-item>
          <text:h text:style-name="P18" text:outline-level="1">Reverse-proxy na serwerze Apache</text:h>
        </text:list-item>
      </text:list>
      <text:p text:style-name="P6">Instalacja i uruchomienie modułów Apache</text:p>
      <text:p text:style-name="shell_20_command">#instalacja modułu mod_proxy<text:line-break/>apt-get install libapache2-mod-proxy-html </text:p>
      <text:p text:style-name="shell_20_command"># włączenie wymaganych modułów<text:line-break/>a2enmod <text:span text:style-name="Source_20_Text">proxy proxy_ajp proxy_http rewrite deflate headers proxy_balancer proxy_connect proxy_html</text:span></text:p>
      <text:p text:style-name="Text_20_body"><text:span text:style-name="Source_20_Text"><text:span text:style-name="T3">Edycja pliku konfiguracyjnego</text:span></text:span></text:p>
      <text:p text:style-name="Text_20_body"><text:span text:style-name="Source_20_Text"><text:span text:style-name="T5">(Sub)domena</text:span></text:span></text:p>
      <text:p text:style-name="shell_20_command">nano /etc/apache2/sites-enabled/000-default</text:p>
      <text:p text:style-name="Text_20_body">Dodać sekcję dla kolejnego vhosta, przykładowo:</text:p>
      <text:p text:style-name="dump_20_file">&lt;VirtualHost *:80&gt;</text:p>
      <text:p text:style-name="dump_20_file"><text:s text:c="4"/>ServerName saturn.local</text:p>
      <text:p text:style-name="dump_20_file"><text:s text:c="4"/>ServerAlias www.saturn.local</text:p>
      <text:p text:style-name="dump_20_file"></text:p>
      <text:p text:style-name="dump_20_file"><text:s text:c="4"/>ProxyPreserveHost On</text:p>
      <text:p text:style-name="dump_20_file"></text:p>
      <text:p text:style-name="dump_20_file"><text:s text:c="4"/># Servers to proxy the connection, or;</text:p>
      <text:p text:style-name="dump_20_file"><text:s text:c="4"/># List of application servers:</text:p>
      <text:p text:style-name="dump_20_file"><text:s text:c="4"/># Usage:</text:p>
      <text:p text:style-name="dump_20_file"><text:s text:c="4"/># ProxyPass / http://[IP Addr.]:[port]/</text:p>
      <text:p text:style-name="dump_20_file"><text:s text:c="4"/># ProxyPassReverse / http://[IP Addr.]:[port]/</text:p>
      <text:p text:style-name="dump_20_file"><text:s text:c="4"/># Example:</text:p>
      <text:p text:style-name="dump_20_file"><text:s text:c="4"/>ProxyPass / http://192.168.1.220:3000/</text:p>
      <text:p text:style-name="dump_20_file"><text:s text:c="4"/>ProxyPassReverse / http://192.168.1.220:3000/</text:p>
      <text:p text:style-name="dump_20_file">&lt;/VirtualHost&gt;</text:p>
      <text:p text:style-name="P12">Domena .local jest w wielu systemach tworzona domyślnie przez zeroconf/avahi na podstawie hostname komputera, więc jest to wygodne rozwiązanie do testowania. Zamiast niej może tam być podana normalna domena, chociażby app.elnovel.com.</text:p>
      <text:p text:style-name="P12">Jeśli domena .local nie działa, można też edytować plik /etc/hosts i dodać ją ręcznie, na przykład:</text:p>
      <text:p text:style-name="shell_20_command">192.168.1.13 saturn.local<text:span text:style-name="T4"> <text:line-break/></text:span>192.168.1.13 www.saturn.local<text:span text:style-name="T4"> </text:span></text:p>
      <text:p text:style-name="Text_20_body">Teraz strona powinna być dostępna pod adresem <text:a xlink:type="simple" xlink:href="http://saturn.local/">http://saturn.local</text:a> lub <text:a xlink:type="simple" xlink:href="http://www.saturn.local/">http://www.saturn.local</text:a></text:p>
      <text:p text:style-name="Text_20_body">(Uwaga: <text:a xlink:type="simple" xlink:href="http://www.saturn.local/">www.saturn.local</text:a> nie zadziała bez wpisu w hosts!)</text:p>
      <text:p text:style-name="P10"/>
      <text:p text:style-name="P10">Uwaga: po dokonaniu zmian w plikach konfiguracyjnych, należy zrestartować serwer!</text:p>
      <text:p text:style-name="shell_20_command">service apache2 restart # lub /etc/init.d/apache2 restart</text:p>
      <text:p text:style-name="P15">Katalog istniejącej domeny</text:p>
      <text:p text:style-name="Text_20_body">Aby przekierować aplikację z katalogu, np. app1/ należy dodać do istniejącej konfiguracji danego hosta (np. <text:span text:style-name="T1">&lt;VirtualHost *:80&gt;</text:span><text:span text:style-name="T2"> i </text:span><text:span text:style-name="T1">ServerName localhost</text:span>:</text:p>
      <text:p text:style-name="dump_20_file"><text:s text:c="4"/>ProxyPass /app1 http://127.0.0.1:3000/ </text:p>
      <text:p text:style-name="dump_20_file"><text:s text:c="4"/>ProxyPassReverse /app1 http://127.0.0.1:3000/ </text:p>
      <text:p text:style-name="P7"><text:span text:style-name="T4">Uwaga: Aplikacja meteor nie będzie działać prawidłowo, w pliku html użyte są bezwzględne ścieżki do plików js, np. </text:span><text:bookmark text:name="line1"/><text:span text:style-name="T4">s</text:span>rc="<text:a xlink:type="simple" xlink:href="view-source:http://localhost/packages/meteor.js?hash=6d285d84547b3dad9717a7c89c664b61b45ea3d8">/packages/meteor.js</text:a>” zamiast <text:bookmark text:name="line11"/>src="<text:a xlink:type="simple" xlink:href="view-source:http://localhost/packages/meteor.js?hash=6d285d84547b3dad9717a7c89c664b61b45ea3d8">packages/meteor.js</text:a>”.</text:p>
      <text:p text:style-name="P7"><text:span text:style-name="T4"/></text:p>
      <text:p text:style-name="P7"><text:span text:style-name="T4">Poniżej kilka przykładów ze strony </text:span><text:a xlink:type="simple" xlink:href="https://www.digitalocean.com/community/tutorials/how-to-use-apache-http-server-as-reverse-proxy-using-mod_proxy-extension"><text:span text:style-name="T4">https://www.digitalocean.com/community/tutorials/how-to-use-apache-http-server-as-reverse-proxy-using-mod_proxy-extension</text:span></text:a></text:p>
      <text:p text:style-name="P13">Load balancing:</text:p>
      <text:p text:style-name="dump_20_file"><text:span text:style-name="Source_20_Text">&lt;Proxy balancer://mycluster&gt;</text:span></text:p>
      <text:p text:style-name="dump_20_file"><text:span text:style-name="Source_20_Text"><text:s text:c="4"/># Define back-end servers:</text:span></text:p>
      <text:p text:style-name="dump_20_file"/>
      <text:p text:style-name="dump_20_file"><text:span text:style-name="Source_20_Text"><text:s text:c="4"/># Server 1</text:span></text:p>
      <text:p text:style-name="dump_20_file"><text:span text:style-name="Source_20_Text"><text:s text:c="4"/>BalancerMember http://0.0.0.0:8080/</text:span></text:p>
      <text:p text:style-name="dump_20_file"/>
      <text:p text:style-name="dump_20_file"><text:span text:style-name="Source_20_Text"><text:s text:c="4"/># Server 2</text:span></text:p>
      <text:p text:style-name="dump_20_file"><text:span text:style-name="Source_20_Text"><text:s text:c="4"/>BalancerMember http://0.0.0.0:8081/</text:span></text:p>
      <text:p text:style-name="dump_20_file"><text:span text:style-name="Source_20_Text">&lt;/Proxy&gt;</text:span></text:p>
      <text:p text:style-name="dump_20_file"/>
      <text:p text:style-name="dump_20_file"><text:span text:style-name="Source_20_Text">&lt;VirtualHost *:*&gt;</text:span></text:p>
      <text:p text:style-name="dump_20_file"><text:span text:style-name="Source_20_Text"><text:s text:c="4"/># Apply VH settings as desired</text:span></text:p>
      <text:p text:style-name="dump_20_file"><text:span text:style-name="Source_20_Text"><text:s text:c="4"/># However, configure ProxyPass argument to</text:span></text:p>
      <text:p text:style-name="dump_20_file"><text:span text:style-name="Source_20_Text"><text:s text:c="4"/># use "mycluster" to balance the load</text:span></text:p>
      <text:p text:style-name="dump_20_file"/>
      <text:p text:style-name="dump_20_file"><text:span text:style-name="Source_20_Text"><text:s text:c="4"/>ProxyPass / balancer://mycluster</text:span></text:p>
      <text:p text:style-name="dump_20_file"><text:span text:style-name="Source_20_Text">&lt;/VirtualHost&gt;</text:span></text:p>
      <text:p text:style-name="Text_20_body"/>
      <text:p text:style-name="P11">SSL:</text:p>
      <text:p text:style-name="dump_20_file"><text:span text:style-name="Source_20_Text">Listen 443</text:span></text:p>
      <text:p text:style-name="dump_20_file"><text:span text:style-name="Source_20_Text">NameVirtualHost *:443</text:span></text:p>
      <text:p text:style-name="dump_20_file"><text:span text:style-name="Source_20_Text"/></text:p>
      <text:p text:style-name="dump_20_file"><text:span text:style-name="Source_20_Text">&lt;VirtualHost *:443&gt;</text:span></text:p>
      <text:p text:style-name="dump_20_file"/>
      <text:p text:style-name="dump_20_file"><text:span text:style-name="Source_20_Text"><text:s text:c="4"/>SSLEngine On</text:span></text:p>
      <text:p text:style-name="dump_20_file"/>
      <text:p text:style-name="dump_20_file"><text:span text:style-name="Source_20_Text"><text:s text:c="4"/># Set the path to SSL certificate</text:span></text:p>
      <text:p text:style-name="dump_20_file"><text:span text:style-name="Source_20_Text"><text:s text:c="4"/># Usage: SSLCertificateFile /path/to/cert.pem</text:span></text:p>
      <text:p text:style-name="dump_20_file"><text:span text:style-name="Source_20_Text"><text:s text:c="4"/>SSLCertificateFile /etc/apache2/ssl/file.pem</text:span></text:p>
      <text:p text:style-name="dump_20_file"/>
      <text:p text:style-name="dump_20_file"/>
      <text:p text:style-name="dump_20_file"><text:span text:style-name="Source_20_Text"><text:s text:c="4"/># Servers to proxy the connection, or;</text:span></text:p>
      <text:p text:style-name="dump_20_file"><text:span text:style-name="Source_20_Text"><text:s text:c="4"/># List of application servers:</text:span></text:p>
      <text:p text:style-name="dump_20_file"><text:span text:style-name="Source_20_Text"><text:s text:c="4"/># Usage:</text:span></text:p>
      <text:p text:style-name="dump_20_file"><text:span text:style-name="Source_20_Text"><text:s text:c="4"/># ProxyPass / http://[IP Addr.]:[port]/</text:span></text:p>
      <text:p text:style-name="dump_20_file"><text:span text:style-name="Source_20_Text"><text:s text:c="4"/># ProxyPassReverse / http://[IP Addr.]:[port]/</text:span></text:p>
      <text:p text:style-name="dump_20_file"><text:soft-page-break/><text:span text:style-name="Source_20_Text"><text:s text:c="4"/># Example: </text:span></text:p>
      <text:p text:style-name="dump_20_file"><text:span text:style-name="Source_20_Text"><text:s text:c="4"/>ProxyPass / http://0.0.0.0:8080/</text:span></text:p>
      <text:p text:style-name="dump_20_file"><text:span text:style-name="Source_20_Text"><text:s text:c="4"/>ProxyPassReverse / http://0.0.0.0:8080/</text:span></text:p>
      <text:p text:style-name="dump_20_file"/>
      <text:p text:style-name="dump_20_file"><text:span text:style-name="Source_20_Text"><text:s text:c="4"/># Or, balance the load:</text:span></text:p>
      <text:p text:style-name="dump_20_file"><text:span text:style-name="Source_20_Text"><text:s text:c="4"/># ProxyPass / balancer://balancer_cluster_name</text:span></text:p>
      <text:p text:style-name="dump_20_file"/>
      <text:p text:style-name="dump_20_file"><text:span text:style-name="Source_20_Text">&lt;/VirtualHost&gt;</text:span></text:p>
      <text:p text:style-name="Text_20_body"/>
      <text:p text:style-name="Text_20_body">Uwaga: Dyrektywa Listen 443 i/lub NameVirtualHost *:433 mogą już znajdować się w pliku /etc/apache2/ports.conf , nie należy ich wtedy dublować w plikach z katalogu sites_enabl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Italic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Liberation Serif" fo:font-size="12pt" style:font-name-asian="DejaVu Sans" style:font-size-asian="12pt" style:font-name-complex="Liberation Sans1" style:font-size-complex="12pt"/>
    </style:style>
    <style:style style:name="Heading" style:family="paragraph" style:parent-style-name="Standard" style:next-style-name="Text_20_body" style:default-outline-level="1" style:list-style-name="List_20_1" style:class="text">
      <style:paragraph-properties fo:margin-top="0.1665in" fo:margin-bottom="0.0835in" fo:keep-with-next="always" text:number-lines="true" text:line-number="0"/>
      <style:text-properties style:font-name="Liberation Sans" fo:font-size="14pt" style:font-name-asian="Droid Sans Fallback" style:font-size-asian="14pt" style:font-name-complex="Free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1665in" fo:margin-bottom="0.0835in" text:number-lines="true" text:line-number="0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0972in" fo:margin-bottom="0.0835in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ump_20_file" style:display-name="dump file" style:family="paragraph" style:parent-style-name="Text_20_body" style:class="text">
      <style:paragraph-properties fo:margin-top="0in" fo:margin-bottom="0.0201in" fo:background-color="#e6e6ff" fo:padding-left="0.1in" fo:padding-right="0.1in" fo:padding-top="0.0402in" fo:padding-bottom="0.0402in" fo:border="0.06pt dotted #000000" style:shadow="none">
        <style:background-image/>
      </style:paragraph-properties>
      <style:text-properties style:font-name="Liberation Mono" fo:font-size="8pt" fo:language="pl" fo:country="PL" style:font-size-asian="8pt" style:font-size-complex="8pt"/>
    </style:style>
    <style:style style:name="shell_20_command" style:display-name="shell command" style:family="paragraph" style:parent-style-name="Text_20_body" style:class="text" style:master-page-name="">
      <style:paragraph-properties style:page-number="auto" fo:background-color="#eeeeee" fo:padding-left="0.2in" fo:padding-right="0.2in" fo:padding-top="0.1in" fo:padding-bottom="0.1in" fo:border="0.06pt dotted #000000" style:shadow="none">
        <style:tab-stops/>
        <style:drop-cap/>
        <style:background-image/>
      </style:paragraph-properties>
      <style:text-properties style:font-name="Liberation Mono1" fo:font-size="8pt" fo:language="pl" fo:country="PL" fo:font-style="italic" style:font-size-asian="10.5pt"/>
    </style:style>
    <style:style style:name="Object_20_with_20_arrow" style:display-name="Object with arrow" style:family="paragraph" style:parent-style-name="Standard" style:default-outline-level=""/>
    <style:style style:name="Object_20_with_20_shadow" style:display-name="Object with shadow" style:family="paragraph" style:parent-style-name="Standard" style:default-outline-level=""/>
    <style:style style:name="Object_20_without_20_fill" style:display-name="Object without fill" style:family="paragraph" style:parent-style-name="Standard" style:default-outline-level=""/>
    <style:style style:name="Object_20_with_20_no_20_fill_20_and_20_no_20_line" style:display-name="Object with no fill and no line" style:family="paragraph" style:parent-style-name="Standard" style:default-outline-level=""/>
    <style:style style:name="Text_20_body_20_justified" style:display-name="Text body justified" style:family="paragraph" style:parent-style-name="Standard" style:default-outline-level="">
      <style:paragraph-properties fo:text-align="start" style:justify-single-word="false"/>
    </style:style>
    <style:style style:name="Title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le2" style:family="paragraph" style:parent-style-name="Standard" style:default-outline-level="">
      <style:paragraph-properties fo:margin="100%" fo:margin-left="0in" fo:margin-right="0.0783in" fo:margin-top="0.0398in" fo:margin-bottom="0.0398in" fo:text-align="center" style:justify-single-word="false" fo:text-indent="0in" style:auto-text-indent="false"/>
      <style:text-properties fo:font-size="36pt" style:font-size-asian="36pt"/>
    </style:style>
    <style:style style:name="Dimension_20_Line" style:display-name="Dimension Line" style:family="paragraph" style:parent-style-name="Standard" style:default-outline-level="">
      <style:text-properties fo:font-size="12pt" style:font-size-asian="12pt"/>
    </style:style>
    <style:style style:name="master-page29_7e_LT_7e_Gliederung_20_1" style:display-name="master-page29~LT~Gliederung 1" style:family="paragraph" style:default-outline-level="">
      <style:paragraph-properties fo:margin-top="0in" fo:margin-bottom="0.1965in" fo:text-align="start" style:justify-single-word="false" fo:orphans="2" fo:widows="2" style:writing-mode="lr-tb"/>
      <style:text-properties fo:color="#000000" style:text-outline="false" style:text-line-through-style="none" style:font-name="Free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Liberation Sans1" style:font-size-complex="12pt" style:text-emphasize="none"/>
    </style:style>
    <style:style style:name="master-page29_7e_LT_7e_Gliederung_20_2" style:display-name="master-page29~LT~Gliederung 2" style:family="paragraph" style:parent-style-name="master-page29_7e_LT_7e_Gliederung_20_1" style:default-outline-level="">
      <style:paragraph-properties fo:margin-top="0in" fo:margin-bottom="0.1575in"/>
      <style:text-properties fo:color="#000000" style:text-outline="false" style:text-line-through-styl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9_7e_LT_7e_Gliederung_20_3" style:display-name="master-page29~LT~Gliederung 3" style:family="paragraph" style:parent-style-name="master-page29_7e_LT_7e_Gliederung_20_2" style:default-outline-level="">
      <style:paragraph-properties fo:margin-top="0in" fo:margin-bottom="0.1181in"/>
      <style:text-properties fo:color="#000000" style:text-outline="false" style:text-line-through-style="none" style:font-name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9_7e_LT_7e_Gliederung_20_4" style:display-name="master-page29~LT~Gliederung 4" style:family="paragraph" style:parent-style-name="master-page29_7e_LT_7e_Gliederung_20_3" style:default-outline-level="">
      <style:paragraph-properties fo:margin-top="0in" fo:margin-bottom="0.0783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5" style:display-name="master-page29~LT~Gliederung 5" style:family="paragraph" style:parent-style-name="master-page29_7e_LT_7e_Gliederung_20_4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6" style:display-name="master-page29~LT~Gliederung 6" style:family="paragraph" style:parent-style-name="master-page29_7e_LT_7e_Gliederung_20_5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7" style:display-name="master-page29~LT~Gliederung 7" style:family="paragraph" style:parent-style-name="master-page29_7e_LT_7e_Gliederung_20_6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8" style:display-name="master-page29~LT~Gliederung 8" style:family="paragraph" style:parent-style-name="master-page29_7e_LT_7e_Gliederung_20_7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Gliederung_20_9" style:display-name="master-page29~LT~Gliederung 9" style:family="paragraph" style:parent-style-name="master-page29_7e_LT_7e_Gliederung_20_8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9_7e_LT_7e_Titel" style:display-name="master-page29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font-name="Free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iberation Sans1" style:font-size-complex="12pt" style:text-emphasize="none"/>
    </style:style>
    <style:style style:name="master-page29_7e_LT_7e_Untertitel" style:display-name="master-page29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font-name="Free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master-page29_7e_LT_7e_Notizen" style:display-name="master-page29~LT~Notizen" style:family="paragraph" style:default-outline-level="">
      <style:paragraph-properties fo:margin="100%" fo:margin-left="0.2362in" fo:margin-right="0in" fo:margin-top="0in" fo:margin-bottom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master-page29_7e_LT_7e_Hintergrundobjekte" style:display-name="master-page2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master-page29_7e_LT_7e_Hintergrund" style:display-name="master-page29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default" style:family="paragraph" style:default-outline-level="">
      <style:paragraph-properties fo:margin="100%" fo:margin-left="0in" fo:margin-right="0in" fo:margin-top="0in" fo:margin-bottom="0in" fo:text-align="start" style:justify-single-word="false" fo:orphans="2" fo:widows="2" fo:text-indent="0in" style:auto-text-indent="false" style:writing-mode="lr-tb"/>
      <style:text-properties fo:color="#000000" style:font-name="FreeSans" fo:font-size="18pt" style:letter-kerning="true" style:font-name-asian="DejaVu Sans" style:font-size-asian="18pt" style:font-name-complex="Liberation Sans1" style:font-size-complex="12pt"/>
    </style:style>
    <style:style style:name="gray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gray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gray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orang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orang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orang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turquois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turquois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turquois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u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u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u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earth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earth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earth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green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green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green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eetang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eetang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seetang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lightblue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lightblue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lightblue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yellow1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yellow2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yellow3" style:family="paragraph" style:parent-style-name="default" style:default-outline-level="">
      <style:paragraph-properties fo:margin="100%" fo:margin-left="0in" fo:margin-right="0in" fo:margin-top="0in" fo:margin-bottom="0in" fo:text-indent="0in" style:auto-text-indent="false"/>
      <style:text-properties fo:color="#000000" style:font-name="FreeSans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Notes" style:family="paragraph" style:default-outline-level="">
      <style:paragraph-properties fo:margin="100%" fo:margin-left="0.2362in" fo:margin-right="0in" fo:margin-top="0in" fo:margin-bottom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Outline_20_1" style:display-name="Outline 1" style:family="paragraph" style:default-outline-level="" style:list-style-name="Numbering_20_1">
      <style:paragraph-properties fo:margin-top="0in" fo:margin-bottom="0.1965in" fo:text-align="start" style:justify-single-word="false" fo:orphans="2" fo:widows="2" style:writing-mode="lr-tb"/>
      <style:text-properties fo:color="#000000" style:text-outline="false" style:text-line-through-style="none" style:font-name="Free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Liberation Sans1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/>
      <style:text-properties fo:color="#000000" style:text-outline="false" style:text-line-through-styl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/>
      <style:text-properties fo:color="#000000" style:text-outline="false" style:text-line-through-style="none" style:font-name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1" style:display-name="master-page20~LT~Gliederung 1" style:family="paragraph" style:default-outline-level="">
      <style:paragraph-properties fo:margin-top="0in" fo:margin-bottom="0.1965in" fo:text-align="start" style:justify-single-word="false" fo:orphans="2" fo:widows="2" style:writing-mode="lr-tb"/>
      <style:text-properties fo:color="#000000" style:text-outline="false" style:text-line-through-style="none" style:font-name="Free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Liberation Sans1" style:font-size-complex="12pt" style:text-emphasize="none"/>
    </style:style>
    <style:style style:name="master-page20_7e_LT_7e_Gliederung_20_2" style:display-name="master-page20~LT~Gliederung 2" style:family="paragraph" style:parent-style-name="master-page20_7e_LT_7e_Gliederung_20_1" style:default-outline-level="">
      <style:paragraph-properties fo:margin-top="0in" fo:margin-bottom="0.1575in"/>
      <style:text-properties fo:color="#000000" style:text-outline="false" style:text-line-through-styl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20_7e_LT_7e_Gliederung_20_3" style:display-name="master-page20~LT~Gliederung 3" style:family="paragraph" style:parent-style-name="master-page20_7e_LT_7e_Gliederung_20_2" style:default-outline-level="">
      <style:paragraph-properties fo:margin-top="0in" fo:margin-bottom="0.1181in"/>
      <style:text-properties fo:color="#000000" style:text-outline="false" style:text-line-through-style="none" style:font-name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20_7e_LT_7e_Gliederung_20_4" style:display-name="master-page20~LT~Gliederung 4" style:family="paragraph" style:parent-style-name="master-page20_7e_LT_7e_Gliederung_20_3" style:default-outline-level="">
      <style:paragraph-properties fo:margin-top="0in" fo:margin-bottom="0.0783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5" style:display-name="master-page20~LT~Gliederung 5" style:family="paragraph" style:parent-style-name="master-page20_7e_LT_7e_Gliederung_20_4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6" style:display-name="master-page20~LT~Gliederung 6" style:family="paragraph" style:parent-style-name="master-page20_7e_LT_7e_Gliederung_20_5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7" style:display-name="master-page20~LT~Gliederung 7" style:family="paragraph" style:parent-style-name="master-page20_7e_LT_7e_Gliederung_20_6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8" style:display-name="master-page20~LT~Gliederung 8" style:family="paragraph" style:parent-style-name="master-page20_7e_LT_7e_Gliederung_20_7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Gliederung_20_9" style:display-name="master-page20~LT~Gliederung 9" style:family="paragraph" style:parent-style-name="master-page20_7e_LT_7e_Gliederung_20_8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20_7e_LT_7e_Titel" style:display-name="master-page2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font-name="Free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iberation Sans1" style:font-size-complex="12pt" style:text-emphasize="none"/>
    </style:style>
    <style:style style:name="master-page20_7e_LT_7e_Untertitel" style:display-name="master-page20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font-name="Free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master-page20_7e_LT_7e_Notizen" style:display-name="master-page20~LT~Notizen" style:family="paragraph" style:default-outline-level="">
      <style:paragraph-properties fo:margin="100%" fo:margin-left="0.2362in" fo:margin-right="0in" fo:margin-top="0in" fo:margin-bottom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master-page20_7e_LT_7e_Hintergrundobjekte" style:display-name="master-page2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master-page20_7e_LT_7e_Hintergrund" style:display-name="master-page2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master-page3_7e_LT_7e_Gliederung_20_1" style:display-name="master-page3~LT~Gliederung 1" style:family="paragraph" style:default-outline-level="">
      <style:paragraph-properties fo:margin-top="0in" fo:margin-bottom="0.1965in" fo:text-align="start" style:justify-single-word="false" fo:orphans="2" fo:widows="2" style:writing-mode="lr-tb"/>
      <style:text-properties fo:color="#000000" style:text-outline="false" style:text-line-through-style="none" style:font-name="Free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Liberation Sans1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in" fo:margin-bottom="0.1575in"/>
      <style:text-properties fo:color="#000000" style:text-outline="false" style:text-line-through-style="none" style:font-name="FreeSans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in" fo:margin-bottom="0.1181in"/>
      <style:text-properties fo:color="#000000" style:text-outline="false" style:text-line-through-style="none" style:font-name="FreeSans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in" fo:margin-bottom="0.0783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in" fo:margin-bottom="0.0398in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font-name="Free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Liberation Sans1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="100%" fo:margin-left="0in" fo:margin-right="0in" fo:margin-top="0in" fo:margin-bottom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font-name="Free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iberation Sans1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="100%" fo:margin-left="0.2362in" fo:margin-right="0in" fo:margin-top="0in" fo:margin-bottom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font-name="Free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iberation Sans1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DejaVu Sans" style:font-size-asian="12pt" style:font-name-complex="Liberation Sans1" style:font-size-complex="12pt"/>
    </style:style>
    <style:style style:name="Preformatted_20_Text" style:display-name="Preformatted Text" style:family="paragraph" style:parent-style-name="Standard" style:class="html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Dump" style:family="paragraph" style:parent-style-name="Text_20_body">
      <style:paragraph-properties fo:margin-top="0in" fo:margin-bottom="0in"/>
      <style:text-properties style:font-name="DejaVu Sans Mono" fo:font-size="10pt" style:font-size-asian="10.5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85%" fo:font-weight="bold" style:font-size-asian="85%" style:font-weight-asian="bold" style:font-size-complex="8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Liberation Mono" style:font-name-asian="Droid Sans Fallback1" style:font-name-complex="Liberation Mono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0:42:32.395073848</meta:creation-date>
    <meta:generator>LibreOffice/3.5$Linux_x86 LibreOffice_project/350m1$Build-2</meta:generator>
    <dc:date>2017-10-27T15:20:15</dc:date>
    <meta:editing-duration>P25DT11H17M15S</meta:editing-duration>
    <meta:editing-cycles>292</meta:editing-cycles>
    <dc:creator>msichal </dc:creator>
    <meta:printed-by>Tomasz Sadkowski</meta:printed-by>
    <meta:print-date>2017-07-27T10:43:17.896820566</meta:print-date>
    <meta:document-statistic meta:table-count="0" meta:image-count="0" meta:object-count="0" meta:page-count="5" meta:paragraph-count="108" meta:word-count="702" meta:character-count="5789" meta:non-whitespace-character-count="5031"/>
  </office:meta>
</office:document-meta>
</file>